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305cm" draw:marker-end-width="0.305cm" draw:textarea-horizontal-align="center" draw:textarea-vertical-align="middle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.01cm" draw:marker-start="Small_20_Arrow" draw:marker-start-width="0.17cm" draw:marker-end="Small_20_Arrow" draw:marker-end-width="0.17cm" draw:textarea-horizontal-align="center" draw:textarea-vertical-align="middle" fo:padding-top="0.13cm" fo:padding-bottom="0.13cm" fo:padding-left="0.255cm" fo:padding-right="0.255cm" loext:decorative="false"/>
    </style:style>
    <style:style style:name="gr3" style:family="graphic" style:parent-style-name="Widerstandswert">
      <style:graphic-properties loext:decorative="false"/>
      <style:paragraph-properties style:writing-mode="lr-tb"/>
    </style:style>
    <style:style style:name="gr4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draw:marker-start="Small_20_Arrow" draw:marker-start-width="0.2cm" draw:marker-end="Small_20_Arrow" draw:marker-end-width="0.2cm" draw:textarea-horizontal-align="center" draw:textarea-vertical-align="middle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width="0.05cm" draw:marker-start-width="0.38cm" draw:marker-end-width="0.38cm" draw:fill-color="#ffffff" draw:textarea-horizontal-align="center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fill-color="#e6e6e6" draw:textarea-horizontal-align="center" draw:textarea-vertical-align="middle" loext:decorative="false"/>
    </style:style>
    <style:style style:name="gr8" style:family="graphic" style:parent-style-name="standard">
      <style:graphic-properties draw:textarea-horizontal-align="center" draw:textarea-vertical-align="middle" loext:decorative="false"/>
    </style:style>
    <style:style style:name="gr9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marker-start="Small_20_Arrow" draw:marker-start-width="0.14cm" draw:marker-end="Small_20_Arrow" draw:marker-end-width="0.14cm" draw:textarea-horizontal-align="center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475cm" fo:min-width="1.32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false" draw:fit-to-size="true" style:shrink-to-fit="false" fo:min-height="0.475cm" loext:decorative="false"/>
      <style:paragraph-properties style:writing-mode="lr-tb"/>
    </style:style>
    <style:style style:name="gr14" style:family="graphic" style:parent-style-name="objectwithoutfill">
      <style:graphic-properties svg:stroke-width="0.02cm" draw:marker-start-width="0.36cm" draw:marker-end-width="0.36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fill-color="#000000" draw:textarea-horizontal-align="center" draw:textarea-vertical-align="middle" loext:decorative="false"/>
    </style:style>
    <style:style style:name="gr16" style:family="graphic" style:parent-style-name="standard">
      <style:graphic-properties svg:stroke-color="#800000" draw:fill-color="#c0c0c0" draw:opacity="10%" draw:textarea-horizontal-align="center" draw:textarea-vertical-align="middle" draw:shadow-opacity="10%" loext:decorative="false"/>
    </style:style>
    <style:style style:name="gr17" style:family="graphic" style:parent-style-name="standard">
      <style:graphic-properties draw:marker-start="Small_20_Arrow" draw:marker-start-width="0.12cm" draw:marker-end="Small_20_Arrow" draw:marker-end-width="0.12cm" draw:textarea-horizontal-align="center" draw:textarea-vertical-align="middle" loext:decorative="false"/>
    </style:style>
    <style:style style:name="gr18" style:family="graphic" style:parent-style-name="standard">
      <style:graphic-properties draw:marker-start="Small_20_Arrow" draw:marker-start-width="0.15cm" draw:marker-end="" draw:marker-end-width="0.15cm" draw:textarea-horizontal-align="center" draw:textarea-vertical-align="middle" loext:decorative="false"/>
    </style:style>
    <style:style style:name="gr19" style:family="graphic" style:parent-style-name="standard">
      <style:graphic-properties draw:marker-start="Small_20_Arrow" draw:marker-start-width="0.15cm" draw:marker-end="Small_20_Arrow" draw:marker-end-width="0.15cm" draw:textarea-horizontal-align="center" draw:textarea-vertical-align="middle" loext:decorative="false"/>
    </style:style>
    <style:style style:name="gr20" style:family="graphic" style:parent-style-name="objectwithoutfill">
      <style:graphic-properties draw:fill="none"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6e6e6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c0c0c0" draw:opacity="10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508cm" svg:y1="24.101cm" svg:x2="14.508cm" svg:y2="27.501cm">
          <text:p/>
        </draw:line>
        <draw:line draw:style-name="gr2" draw:text-style-name="P1" draw:layer="layout" svg:x1="14.508cm" svg:y1="27.401cm" svg:x2="6.808cm" svg:y2="27.401cm">
          <text:p/>
        </draw:line>
        <draw:frame draw:style-name="gr3" draw:layer="layout" svg:width="0.5cm" svg:height="0.6cm" svg:x="2.808cm" svg:y="22.201cm">
          <draw:text-box>
            <text:p>5</text:p>
          </draw:text-box>
        </draw:frame>
        <draw:line draw:style-name="gr4" draw:text-style-name="P1" draw:layer="layout" svg:x1="6.708cm" svg:y1="22.701cm" svg:x2="3.608cm" svg:y2="22.701cm">
          <text:p/>
        </draw:line>
        <draw:line draw:style-name="gr4" draw:text-style-name="P1" draw:layer="layout" svg:x1="6.708cm" svg:y1="24.001cm" svg:x2="3.608cm" svg:y2="24.001cm">
          <text:p/>
        </draw:line>
        <draw:line draw:style-name="gr4" draw:text-style-name="P1" draw:layer="layout" svg:x1="8.608cm" svg:y1="22.201cm" svg:x2="3.608cm" svg:y2="22.201cm">
          <text:p/>
        </draw:line>
        <draw:line draw:style-name="gr4" draw:text-style-name="P1" draw:layer="layout" svg:x1="6.708cm" svg:y1="22.001cm" svg:x2="6.708cm" svg:y2="21.001cm">
          <text:p/>
        </draw:line>
        <draw:line draw:style-name="gr5" draw:text-style-name="P1" draw:layer="layout" svg:x1="9.008cm" svg:y1="21.201cm" svg:x2="6.708cm" svg:y2="21.201cm">
          <text:p/>
        </draw:line>
        <draw:frame draw:style-name="gr3" draw:layer="layout" svg:width="2.8cm" svg:height="1.1cm" svg:x="2.208cm" svg:y="20.901cm">
          <draw:text-box>
            <text:p>3mm Rand, </text:p>
            <text:p>8mm für Ausbau</text:p>
          </draw:text-box>
        </draw:frame>
        <draw:polygon draw:style-name="gr6" draw:text-style-name="P2" draw:layer="layout" svg:width="7.699cm" svg:height="1.799cm" svg:x="6.808cm" svg:y="22.201cm" svg:viewBox="0 0 7700 1800" draw:points="7700,1800 0,1800 0,500 2200,0 5500,0 7700,500">
          <text:p/>
        </draw:polygon>
        <draw:frame draw:style-name="gr3" draw:layer="layout" svg:width="0.7cm" svg:height="0.6cm" svg:x="10.708cm" svg:y="26.901cm">
          <draw:text-box>
            <text:p>77</text:p>
          </draw:text-box>
        </draw:frame>
        <draw:frame draw:style-name="gr3" draw:layer="layout" svg:width="0.7cm" svg:height="0.6cm" svg:x="2.608cm" svg:y="23.001cm">
          <draw:text-box>
            <text:p>17</text:p>
          </draw:text-box>
        </draw:frame>
        <draw:line draw:style-name="gr4" draw:text-style-name="P1" draw:layer="layout" svg:x1="9.008cm" svg:y1="22.001cm" svg:x2="9.008cm" svg:y2="21.001cm">
          <text:p/>
        </draw:line>
        <draw:frame draw:style-name="gr3" draw:layer="layout" svg:width="0.7cm" svg:height="0.6cm" svg:x="13.008cm" svg:y="20.701cm">
          <draw:text-box>
            <text:p>22</text:p>
          </draw:text-box>
        </draw:frame>
        <draw:line draw:style-name="gr5" draw:text-style-name="P1" draw:layer="layout" svg:x1="12.308cm" svg:y1="21.201cm" svg:x2="9.008cm" svg:y2="21.201cm">
          <text:p/>
        </draw:line>
        <draw:line draw:style-name="gr4" draw:text-style-name="P1" draw:layer="layout" svg:x1="12.308cm" svg:y1="22.001cm" svg:x2="12.308cm" svg:y2="21.001cm">
          <text:p/>
        </draw:line>
        <draw:line draw:style-name="gr4" draw:text-style-name="P1" draw:layer="layout" svg:x1="14.508cm" svg:y1="22.001cm" svg:x2="14.508cm" svg:y2="21.001cm">
          <text:p/>
        </draw:line>
        <draw:line draw:style-name="gr5" draw:text-style-name="P1" draw:layer="layout" svg:x1="14.508cm" svg:y1="21.201cm" svg:x2="12.208cm" svg:y2="21.201cm">
          <text:p/>
        </draw:line>
        <draw:frame draw:style-name="gr3" draw:layer="layout" svg:width="0.7cm" svg:height="0.6cm" svg:x="10.208cm" svg:y="20.701cm">
          <draw:text-box>
            <text:p>33</text:p>
          </draw:text-box>
        </draw:frame>
        <draw:frame draw:style-name="gr3" draw:layer="layout" svg:width="0.7cm" svg:height="0.6cm" svg:x="7.508cm" svg:y="20.701cm">
          <draw:text-box>
            <text:p>22</text:p>
          </draw:text-box>
        </draw:frame>
        <draw:polygon draw:style-name="gr7" draw:text-style-name="P3" draw:layer="layout" svg:width="7.099cm" svg:height="0.899cm" svg:x="7.108cm" svg:y="22.801cm" svg:viewBox="0 0 7100 900" draw:points="7100,900 0,900 0,400 1900,0 5200,0 7100,400">
          <text:p/>
        </draw:polygon>
        <draw:frame draw:style-name="gr3" draw:layer="layout" svg:width="2.3cm" svg:height="0.6cm" svg:x="9.708cm" svg:y="23.001cm">
          <draw:text-box>
            <text:p>70,4 x 11,8</text:p>
          </draw:text-box>
        </draw:frame>
        <draw:line draw:style-name="gr8" draw:text-style-name="P1" draw:layer="layout" svg:x1="7.108cm" svg:y1="23.701cm" svg:x2="5.008cm" svg:y2="23.701cm">
          <text:p/>
        </draw:line>
        <draw:line draw:style-name="gr9" draw:text-style-name="P1" draw:layer="layout" svg:x1="5.008cm" svg:y1="23.701cm" svg:x2="5.008cm" svg:y2="25.501cm">
          <text:p/>
        </draw:line>
        <draw:line draw:style-name="gr9" draw:text-style-name="P1" draw:layer="layout" svg:x1="5.008cm" svg:y1="25.501cm" svg:x2="16.108cm" svg:y2="25.501cm">
          <text:p/>
        </draw:line>
        <draw:line draw:style-name="gr9" draw:text-style-name="P1" draw:layer="layout" svg:x1="5.008cm" svg:y1="23.701cm" svg:x2="16.108cm" svg:y2="23.701cm">
          <text:p/>
        </draw:line>
        <draw:line draw:style-name="gr9" draw:text-style-name="P1" draw:layer="layout" svg:x1="16.108cm" svg:y1="23.701cm" svg:x2="16.108cm" svg:y2="25.501cm">
          <text:p/>
        </draw:line>
        <draw:frame draw:style-name="gr3" draw:layer="layout" svg:width="0.7cm" svg:height="0.6cm" svg:x="15.408cm" svg:y="24.301cm">
          <draw:text-box>
            <text:p>18</text:p>
          </draw:text-box>
        </draw:frame>
        <draw:frame draw:style-name="gr3" draw:layer="layout" svg:width="1.1cm" svg:height="0.6cm" svg:x="10.008cm" svg:y="24.901cm">
          <draw:text-box>
            <text:p>(111)</text:p>
          </draw:text-box>
        </draw:frame>
        <draw:line draw:style-name="gr8" draw:text-style-name="P1" draw:layer="layout" svg:x1="5.008cm" svg:y1="26.301cm" svg:x2="5.008cm" svg:y2="25.601cm">
          <text:p/>
        </draw:line>
        <draw:line draw:style-name="gr8" draw:text-style-name="P1" draw:layer="layout" svg:x1="7.108cm" svg:y1="23.701cm" svg:x2="7.108cm" svg:y2="26.301cm">
          <text:p/>
        </draw:line>
        <draw:frame draw:style-name="gr3" draw:layer="layout" svg:width="0.7cm" svg:height="0.6cm" svg:x="5.708cm" svg:y="25.701cm">
          <draw:text-box>
            <text:p>21</text:p>
          </draw:text-box>
        </draw:frame>
        <draw:line draw:style-name="gr8" draw:text-style-name="P1" draw:layer="layout" svg:x1="5.008cm" svg:y1="23.601cm" svg:x2="5.008cm" svg:y2="21.001cm">
          <text:p/>
        </draw:line>
        <draw:frame draw:style-name="gr3" draw:layer="layout" svg:width="0.7cm" svg:height="0.6cm" svg:x="5.508cm" svg:y="20.701cm">
          <draw:text-box>
            <text:p>18</text:p>
          </draw:text-box>
        </draw:frame>
        <draw:line draw:style-name="gr10" draw:text-style-name="P1" draw:layer="layout" svg:x1="6.708cm" svg:y1="21.201cm" svg:x2="5.008cm" svg:y2="21.201cm">
          <text:p/>
        </draw:line>
        <draw:frame draw:style-name="gr11" draw:text-style-name="P4" draw:layer="layout" svg:width="5.8cm" svg:height="0.725cm" svg:x="7.808cm" svg:y="24.101cm">
          <draw:text-box>
            <text:p><text:span text:style-name="T1">für rechte Weiche 942201</text:span></text:p>
          </draw:text-box>
        </draw:frame>
        <draw:frame draw:style-name="gr12" draw:text-style-name="P4" draw:layer="layout" svg:width="1.822cm" svg:height="0.725cm" draw:transform="rotate (1.5707963267949) translate (5.888cm 25.623cm)">
          <draw:text-box>
            <text:p><text:span text:style-name="T1">Zunge</text:span></text:p>
          </draw:text-box>
        </draw:frame>
        <draw:line draw:style-name="gr9" draw:text-style-name="P1" draw:layer="layout" svg:x1="16.108cm" svg:y1="25.501cm" svg:x2="15.642cm" svg:y2="27.24cm">
          <text:p/>
        </draw:line>
        <draw:line draw:style-name="gr9" draw:text-style-name="P1" draw:layer="layout" svg:x1="9.208cm" svg:y1="25.501cm" svg:x2="15.658cm" svg:y2="27.224cm">
          <text:p/>
        </draw:line>
        <draw:line draw:style-name="gr1" draw:text-style-name="P1" draw:layer="layout" svg:x1="6.808cm" svg:y1="24.101cm" svg:x2="6.808cm" svg:y2="27.501cm">
          <text:p/>
        </draw:line>
        <draw:line draw:style-name="gr10" draw:text-style-name="P1" draw:layer="layout" svg:x1="7.108cm" svg:y1="26.201cm" svg:x2="5.008cm" svg:y2="26.201cm">
          <text:p/>
        </draw:line>
        <draw:polygon draw:style-name="gr6" draw:text-style-name="P2" draw:layer="layout" svg:width="8.999cm" svg:height="2.399cm" svg:x="7.1cm" svg:y="4cm" svg:viewBox="0 0 9000 2400" draw:points="9000,2400 0,2400 0,500 2000,0 7000,0 9000,500">
          <text:p/>
        </draw:polygon>
        <draw:polygon draw:style-name="gr7" draw:text-style-name="P3" draw:layer="layout" svg:width="6.991cm" svg:height="0.9cm" svg:x="8.108cm" svg:y="5.3cm" svg:viewBox="0 0 6992 901" draw:points="6992,900 0,901 0,401 1900,1 4992,0 6992,400">
          <text:p/>
        </draw:polygon>
        <draw:frame draw:style-name="gr3" draw:layer="layout" svg:width="2.68cm" svg:height="0.7cm" svg:x="10.408cm" svg:y="5.401cm">
          <draw:text-box>
            <text:p>(70,4 x 11,8)</text:p>
          </draw:text-box>
        </draw:frame>
        <draw:frame draw:style-name="gr3" draw:layer="layout" svg:width="1.36cm" svg:height="0.7cm" svg:x="15.54cm" svg:y="7cm">
          <draw:text-box>
            <text:p>(16,6)</text:p>
          </draw:text-box>
        </draw:frame>
        <draw:frame draw:style-name="gr3" draw:layer="layout" svg:width="1.1cm" svg:height="0.6cm" svg:x="11.2cm" svg:y="6.4cm">
          <draw:text-box>
            <text:p>(111)</text:p>
          </draw:text-box>
        </draw:frame>
        <draw:line draw:style-name="gr8" draw:text-style-name="P1" draw:layer="layout" svg:x1="6.008cm" svg:y1="9.501cm" svg:x2="6cm" svg:y2="7.9cm">
          <text:p/>
        </draw:line>
        <draw:line draw:style-name="gr8" draw:text-style-name="P1" draw:layer="layout" svg:x1="8.108cm" svg:y1="6.101cm" svg:x2="8.1cm" svg:y2="9.5cm">
          <text:p/>
        </draw:line>
        <draw:frame draw:style-name="gr3" draw:layer="layout" svg:width="0.7cm" svg:height="0.6cm" svg:x="6.708cm" svg:y="8.901cm">
          <draw:text-box>
            <text:p>21</text:p>
          </draw:text-box>
        </draw:frame>
        <draw:line draw:style-name="gr8" draw:text-style-name="P1" draw:layer="layout" svg:x1="6cm" svg:y1="6.1cm" svg:x2="6cm" svg:y2="2.9cm">
          <text:p/>
        </draw:line>
        <draw:frame draw:style-name="gr3" draw:layer="layout" svg:width="0.82cm" svg:height="0.7cm" svg:x="7.708cm" svg:y="2.401cm">
          <draw:text-box>
            <text:p>20</text:p>
          </draw:text-box>
        </draw:frame>
        <draw:frame draw:style-name="gr13" draw:text-style-name="P4" draw:layer="layout" svg:width="4.82cm" svg:height="0.7cm" svg:x="8.808cm" svg:y="7.001cm">
          <draw:text-box>
            <text:p><text:span text:style-name="T1">für rechte Weiche 9179</text:span></text:p>
          </draw:text-box>
        </draw:frame>
        <draw:frame draw:style-name="gr12" draw:text-style-name="P4" draw:layer="layout" svg:width="1.822cm" svg:height="0.725cm" draw:transform="rotate (1.5707963267949) translate (6.888cm 8.023cm)">
          <draw:text-box>
            <text:p><text:span text:style-name="T1">Zunge</text:span></text:p>
          </draw:text-box>
        </draw:frame>
        <draw:line draw:style-name="gr10" draw:text-style-name="P1" draw:layer="layout" svg:x1="8.108cm" svg:y1="9.401cm" svg:x2="6.008cm" svg:y2="9.401cm">
          <text:p/>
        </draw:line>
        <draw:line draw:style-name="gr14" draw:text-style-name="P5" draw:layer="layout" svg:x1="2.5cm" svg:y1="7cm" svg:x2="5.8cm" svg:y2="7cm">
          <text:p/>
        </draw:line>
        <draw:circle draw:style-name="gr15" draw:text-style-name="P6" draw:layer="layout" svg:width="0.02cm" svg:height="0.02cm" svg:x="5.89cm" svg:y="6.99cm">
          <text:p/>
        </draw:circle>
        <draw:line draw:style-name="gr14" draw:text-style-name="P5" draw:layer="layout" svg:x1="5.996cm" svg:y1="7cm" svg:x2="6.796cm" svg:y2="7cm">
          <text:p/>
        </draw:line>
        <draw:circle draw:style-name="gr15" draw:text-style-name="P6" draw:layer="layout" svg:width="0.02cm" svg:height="0.02cm" svg:x="6.886cm" svg:y="6.99cm">
          <text:p/>
        </draw:circle>
        <draw:line draw:style-name="gr14" draw:text-style-name="P5" draw:layer="layout" svg:x1="6.996cm" svg:y1="7cm" svg:x2="7.796cm" svg:y2="7cm">
          <text:p/>
        </draw:line>
        <draw:circle draw:style-name="gr15" draw:text-style-name="P6" draw:layer="layout" svg:width="0.02cm" svg:height="0.02cm" svg:x="7.886cm" svg:y="6.99cm">
          <text:p/>
        </draw:circle>
        <draw:line draw:style-name="gr14" draw:text-style-name="P5" draw:layer="layout" svg:x1="7.996cm" svg:y1="7cm" svg:x2="8.796cm" svg:y2="7cm">
          <text:p/>
        </draw:line>
        <draw:circle draw:style-name="gr15" draw:text-style-name="P6" draw:layer="layout" svg:width="0.02cm" svg:height="0.02cm" svg:x="8.886cm" svg:y="6.99cm">
          <text:p/>
        </draw:circle>
        <draw:line draw:style-name="gr14" draw:text-style-name="P5" draw:layer="layout" svg:x1="8.996cm" svg:y1="7cm" svg:x2="9.796cm" svg:y2="7cm">
          <text:p/>
        </draw:line>
        <draw:circle draw:style-name="gr15" draw:text-style-name="P6" draw:layer="layout" svg:width="0.02cm" svg:height="0.02cm" svg:x="9.886cm" svg:y="6.99cm">
          <text:p/>
        </draw:circle>
        <draw:line draw:style-name="gr14" draw:text-style-name="P5" draw:layer="layout" svg:x1="9.992cm" svg:y1="7cm" svg:x2="10.792cm" svg:y2="7cm">
          <text:p/>
        </draw:line>
        <draw:circle draw:style-name="gr15" draw:text-style-name="P6" draw:layer="layout" svg:width="0.02cm" svg:height="0.02cm" svg:x="10.882cm" svg:y="6.99cm">
          <text:p/>
        </draw:circle>
        <draw:line draw:style-name="gr14" draw:text-style-name="P5" draw:layer="layout" svg:x1="10.992cm" svg:y1="7cm" svg:x2="11.792cm" svg:y2="7cm">
          <text:p/>
        </draw:line>
        <draw:line draw:style-name="gr14" draw:text-style-name="P5" draw:layer="layout" svg:x1="12.996cm" svg:y1="7cm" svg:x2="13.796cm" svg:y2="7cm">
          <text:p/>
        </draw:line>
        <draw:circle draw:style-name="gr15" draw:text-style-name="P6" draw:layer="layout" svg:width="0.02cm" svg:height="0.02cm" svg:x="13.886cm" svg:y="6.99cm">
          <text:p/>
        </draw:circle>
        <draw:line draw:style-name="gr14" draw:text-style-name="P5" draw:layer="layout" svg:x1="13.992cm" svg:y1="7cm" svg:x2="14.792cm" svg:y2="7cm">
          <text:p/>
        </draw:line>
        <draw:circle draw:style-name="gr15" draw:text-style-name="P6" draw:layer="layout" svg:width="0.02cm" svg:height="0.02cm" svg:x="14.882cm" svg:y="6.99cm">
          <text:p/>
        </draw:circle>
        <draw:line draw:style-name="gr14" draw:text-style-name="P5" draw:layer="layout" svg:x1="14.992cm" svg:y1="7cm" svg:x2="15.792cm" svg:y2="7cm">
          <text:p/>
        </draw:line>
        <draw:circle draw:style-name="gr15" draw:text-style-name="P6" draw:layer="layout" svg:width="0.02cm" svg:height="0.02cm" svg:x="15.882cm" svg:y="6.99cm">
          <text:p/>
        </draw:circle>
        <draw:line draw:style-name="gr14" draw:text-style-name="P5" draw:layer="layout" svg:x1="11.992cm" svg:y1="7cm" svg:x2="12.792cm" svg:y2="7cm">
          <text:p/>
        </draw:line>
        <draw:circle draw:style-name="gr15" draw:text-style-name="P6" draw:layer="layout" svg:width="0.02cm" svg:height="0.02cm" svg:x="12.882cm" svg:y="6.99cm">
          <text:p/>
        </draw:circle>
        <draw:line draw:style-name="gr14" draw:text-style-name="P5" draw:layer="layout" svg:x1="15.992cm" svg:y1="7cm" svg:x2="16.792cm" svg:y2="7cm">
          <text:p/>
        </draw:line>
        <draw:circle draw:style-name="gr15" draw:text-style-name="P6" draw:layer="layout" svg:width="0.02cm" svg:height="0.02cm" svg:x="16.882cm" svg:y="6.99cm">
          <text:p/>
        </draw:circle>
        <draw:line draw:style-name="gr14" draw:text-style-name="P5" draw:layer="layout" svg:x1="16.9cm" svg:y1="7cm" svg:x2="17.9cm" svg:y2="7cm">
          <text:p/>
        </draw:line>
        <draw:circle draw:style-name="gr15" draw:text-style-name="P6" draw:layer="layout" svg:width="0.02cm" svg:height="0.02cm" svg:x="11.878cm" svg:y="6.99cm">
          <text:p/>
        </draw:circle>
        <draw:rect draw:style-name="gr16" draw:text-style-name="P7" draw:layer="layout" svg:width="11.1cm" svg:height="1.6cm" svg:x="6cm" svg:y="6.2cm">
          <text:p/>
        </draw:rect>
        <draw:line draw:style-name="gr17" draw:text-style-name="P1" draw:layer="layout" svg:x1="17.8cm" svg:y1="7cm" svg:x2="17.8cm" svg:y2="6.2cm">
          <text:p/>
        </draw:line>
        <draw:line draw:style-name="gr8" draw:text-style-name="P1" draw:layer="layout" svg:x1="7cm" svg:y1="6.4cm" svg:x2="4.9cm" svg:y2="6.4cm">
          <text:p/>
        </draw:line>
        <draw:line draw:style-name="gr18" draw:text-style-name="P1" draw:layer="layout" svg:x1="5cm" svg:y1="7cm" svg:x2="5cm" svg:y2="7.6cm">
          <text:p/>
        </draw:line>
        <draw:line draw:style-name="gr19" draw:text-style-name="P1" draw:layer="layout" svg:x1="5cm" svg:y1="6.401cm" svg:x2="5cm" svg:y2="4.5cm">
          <text:p/>
        </draw:line>
        <draw:line draw:style-name="gr8" draw:text-style-name="P1" draw:layer="layout" svg:x1="5cm" svg:y1="7cm" svg:x2="5cm" svg:y2="6.4cm">
          <text:p/>
        </draw:line>
        <draw:frame draw:style-name="gr3" draw:layer="layout" svg:width="0.528cm" svg:height="0.7cm" svg:x="4.4cm" svg:y="6.401cm">
          <draw:text-box>
            <text:p>6</text:p>
          </draw:text-box>
        </draw:frame>
        <draw:frame draw:style-name="gr3" draw:layer="layout" svg:width="0.528cm" svg:height="0.7cm" svg:x="17.9cm" svg:y="6.301cm">
          <draw:text-box>
            <text:p>8</text:p>
          </draw:text-box>
        </draw:frame>
        <draw:line draw:style-name="gr19" draw:text-style-name="P1" draw:layer="layout" svg:x1="15.5cm" svg:y1="7.8cm" svg:x2="15.5cm" svg:y2="6.2cm">
          <text:p/>
        </draw:line>
        <draw:line draw:style-name="gr8" draw:text-style-name="P1" draw:layer="layout" svg:x1="17.2cm" svg:y1="6.2cm" svg:x2="18cm" svg:y2="6.2cm">
          <text:p/>
        </draw:line>
        <draw:line draw:style-name="gr8" draw:text-style-name="P1" draw:layer="layout" svg:x1="8.8cm" svg:y1="4cm" svg:x2="2.5cm" svg:y2="4cm">
          <text:p/>
        </draw:line>
        <draw:frame draw:style-name="gr3" draw:layer="layout" svg:width="0.828cm" svg:height="0.7cm" svg:x="4.1cm" svg:y="5.101cm">
          <draw:text-box>
            <text:p>19</text:p>
          </draw:text-box>
        </draw:frame>
        <draw:line draw:style-name="gr8" draw:text-style-name="P1" draw:layer="layout" svg:x1="7cm" svg:y1="4.5cm" svg:x2="3.7cm" svg:y2="4.5cm">
          <text:p/>
        </draw:line>
        <draw:line draw:style-name="gr18" draw:text-style-name="P1" draw:layer="layout" svg:x1="5cm" svg:y1="3.901cm" svg:x2="5cm" svg:y2="3.2cm">
          <text:p/>
        </draw:line>
        <draw:line draw:style-name="gr8" draw:text-style-name="P1" draw:layer="layout" svg:x1="5cm" svg:y1="4.5cm" svg:x2="5cm" svg:y2="3.9cm">
          <text:p/>
        </draw:line>
        <draw:frame draw:style-name="gr3" draw:layer="layout" svg:width="0.528cm" svg:height="0.7cm" svg:x="4.4cm" svg:y="3.9cm">
          <draw:text-box>
            <text:p>5</text:p>
          </draw:text-box>
        </draw:frame>
        <draw:line draw:style-name="gr18" draw:text-style-name="P1" draw:layer="layout" svg:x1="6cm" svg:y1="3cm" svg:x2="5.4cm" svg:y2="3cm">
          <text:p/>
        </draw:line>
        <draw:line draw:style-name="gr20" draw:text-style-name="P5" draw:layer="layout" svg:x1="6cm" svg:y1="3cm" svg:x2="7.1cm" svg:y2="3cm">
          <text:p/>
        </draw:line>
        <draw:line draw:style-name="gr8" draw:text-style-name="P1" draw:layer="layout" svg:x1="7.1cm" svg:y1="4.3cm" svg:x2="7.1cm" svg:y2="2.1cm">
          <text:p/>
        </draw:line>
        <draw:line draw:style-name="gr19" draw:text-style-name="P1" draw:layer="layout" svg:x1="9.1cm" svg:y1="3cm" svg:x2="7.1cm" svg:y2="3cm">
          <text:p/>
        </draw:line>
        <draw:line draw:style-name="gr8" draw:text-style-name="P1" draw:layer="layout" svg:x1="9.1cm" svg:y1="3.9cm" svg:x2="9.1cm" svg:y2="2.9cm">
          <text:p/>
        </draw:line>
        <draw:line draw:style-name="gr19" draw:text-style-name="P1" draw:layer="layout" svg:x1="16.1cm" svg:y1="2.2cm" svg:x2="7.1cm" svg:y2="2.2cm">
          <text:p/>
        </draw:line>
        <draw:line draw:style-name="gr8" draw:text-style-name="P1" draw:layer="layout" svg:x1="16.1cm" svg:y1="6.1cm" svg:x2="16.1cm" svg:y2="2.1cm">
          <text:p/>
        </draw:line>
        <draw:frame draw:style-name="gr3" draw:layer="layout" svg:width="0.82cm" svg:height="0.7cm" svg:x="14.709cm" svg:y="2.402cm">
          <draw:text-box>
            <text:p>20</text:p>
          </draw:text-box>
        </draw:frame>
        <draw:line draw:style-name="gr19" draw:text-style-name="P1" draw:layer="layout" svg:x1="16.101cm" svg:y1="3.001cm" svg:x2="14.101cm" svg:y2="3.001cm">
          <text:p/>
        </draw:line>
        <draw:line draw:style-name="gr8" draw:text-style-name="P1" draw:layer="layout" svg:x1="14.1cm" svg:y1="3.9cm" svg:x2="14.101cm" svg:y2="2.901cm">
          <text:p/>
        </draw:line>
        <draw:line draw:style-name="gr19" draw:text-style-name="P1" draw:layer="layout" svg:x1="14.1cm" svg:y1="3cm" svg:x2="9.1cm" svg:y2="3cm">
          <text:p/>
        </draw:line>
        <draw:frame draw:style-name="gr3" draw:layer="layout" svg:width="0.82cm" svg:height="0.7cm" svg:x="11.108cm" svg:y="2.401cm">
          <draw:text-box>
            <text:p>50</text:p>
          </draw:text-box>
        </draw:frame>
        <draw:line draw:style-name="gr19" draw:text-style-name="P1" draw:layer="layout" svg:x1="9.6cm" svg:y1="6.402cm" svg:x2="9.6cm" svg:y2="4cm">
          <text:p/>
        </draw:line>
        <draw:frame draw:style-name="gr3" draw:layer="layout" svg:width="1.1cm" svg:height="0.7cm" svg:x="9.7cm" svg:y="4.302cm">
          <draw:text-box>
            <text:p>(24)</text:p>
          </draw:text-box>
        </draw:frame>
        <draw:line draw:style-name="gr19" draw:text-style-name="P1" draw:layer="layout" svg:x1="17.8cm" svg:y1="9.5cm" svg:x2="17.8cm" svg:y2="7cm">
          <text:p/>
        </draw:line>
        <draw:frame draw:style-name="gr3" draw:layer="layout" svg:width="0.828cm" svg:height="0.7cm" svg:x="17.9cm" svg:y="8.101cm">
          <draw:text-box>
            <text:p>25</text:p>
          </draw:text-box>
        </draw:frame>
        <draw:line draw:style-name="gr8" draw:text-style-name="P1" draw:layer="layout" svg:x1="16.8cm" svg:y1="9.5cm" svg:x2="17.9cm" svg:y2="9.5cm">
          <text:p/>
        </draw:line>
        <draw:polygon draw:style-name="gr16" draw:text-style-name="P7" draw:layer="layout" svg:width="6.699cm" svg:height="1.699cm" svg:x="10.6cm" svg:y="7.8cm" svg:viewBox="0 0 6700 1700" draw:points="0,0 5600,0 6700,300 6300,1700">
          <text:p/>
        </draw:polygon>
        <draw:line draw:style-name="gr19" draw:text-style-name="P1" draw:layer="layout" svg:x1="2.6cm" svg:y1="7cm" svg:x2="2.6cm" svg:y2="4cm">
          <text:p/>
        </draw:line>
        <draw:frame draw:style-name="gr3" draw:layer="layout" svg:width="0.828cm" svg:height="0.7cm" svg:x="1.738cm" svg:y="5.102cm">
          <draw:text-box>
            <text:p>30</text:p>
          </draw:text-box>
        </draw:frame>
        <draw:line draw:style-name="gr19" draw:text-style-name="P1" draw:layer="layout" svg:x1="3.8cm" svg:y1="7cm" svg:x2="3.8cm" svg:y2="4.5cm">
          <text:p/>
        </draw:line>
        <draw:frame draw:style-name="gr3" draw:layer="layout" svg:width="0.828cm" svg:height="0.7cm" svg:x="2.876cm" svg:y="5.102cm">
          <draw:text-box>
            <text:p>25</text:p>
          </draw:text-box>
        </draw:frame>
        <draw:line draw:style-name="gr8" draw:text-style-name="P1" draw:layer="layout" svg:x1="15.108cm" svg:y1="6.101cm" svg:x2="15.1cm" svg:y2="9.5cm">
          <text:p/>
        </draw:line>
        <draw:line draw:style-name="gr10" draw:text-style-name="P1" draw:layer="layout" svg:x1="15.1cm" svg:y1="9.4cm" svg:x2="8.108cm" svg:y2="9.401cm">
          <text:p/>
        </draw:line>
        <draw:frame draw:style-name="gr3" draw:layer="layout" svg:width="1.1cm" svg:height="0.6cm" svg:x="10.6cm" svg:y="8.901cm">
          <draw:text-box>
            <text:p>70,4</text:p>
          </draw:text-box>
        </draw:frame>
        <draw:frame draw:style-name="gr3" draw:layer="layout" svg:width="0.82cm" svg:height="0.7cm" svg:x="6.108cm" svg:y="2.401cm">
          <draw:text-box>
            <text:p>11</text:p>
          </draw:text-box>
        </draw:frame>
        <draw:frame draw:style-name="gr3" draw:layer="layout" svg:width="0.82cm" svg:height="0.7cm" svg:x="11.108cm" svg:y="1.601cm">
          <draw:text-box>
            <text:p>90</text:p>
          </draw:text-box>
        </draw:frame>
        <draw:line draw:style-name="gr8" draw:text-style-name="P1" draw:layer="layout" svg:x1="8.1cm" svg:y1="5.6cm" svg:x2="8.1cm" svg:y2="5.1cm">
          <text:p/>
        </draw:line>
        <draw:line draw:style-name="gr19" draw:text-style-name="P1" draw:layer="layout" svg:x1="8.1cm" svg:y1="5.2cm" svg:x2="7.1cm" svg:y2="5.2cm">
          <text:p/>
        </draw:line>
        <draw:frame draw:style-name="gr3" draw:layer="layout" svg:width="1.1cm" svg:height="0.7cm" svg:x="7.1cm" svg:y="4.502cm">
          <draw:text-box>
            <text:p>(1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textarea-horizontal-align="left" draw:auto-grow-height="false" draw:auto-grow-width="false" draw:fit-to-size="true" style:shrink-to-fit="fals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8-18T20:26:03.84</meta:creation-date>
    <dc:date>2025-02-02T19:22:07.540000000</dc:date>
    <meta:editing-duration>PT11H7M19S</meta:editing-duration>
    <meta:editing-cycles>51</meta:editing-cycles>
    <meta:generator>LibreOffice/24.8.4.2$Windows_X86_64 LibreOffice_project/bb3cfa12c7b1bf994ecc5649a80400d06cd71002</meta:generator>
    <meta:printed-by>Karl Hartinger</meta:printed-by>
    <meta:print-date>2010-08-18T21:59:09.26</meta:print-date>
    <meta:document-statistic meta:object-count="125"/>
  </office:meta>
</office:document-meta>
</file>